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0A01CC41C291A6E492F.png" manifest:media-type="image/png"/>
  <manifest:file-entry manifest:full-path="Pictures/10000001000003B600000065E09695F8890692E9.png" manifest:media-type="image/png"/>
  <manifest:file-entry manifest:full-path="Pictures/10000001000003B6000000A9A46BC70A1B0B909B.png" manifest:media-type="image/png"/>
  <manifest:file-entry manifest:full-path="Pictures/10000001000003B600000049E8D3E4C8BB6DD82B.png" manifest:media-type="image/png"/>
  <manifest:file-entry manifest:full-path="Pictures/10000001000003B60000003ACBE0633A56BE2565.png" manifest:media-type="image/png"/>
  <manifest:file-entry manifest:full-path="Pictures/10000001000003B60000004E3627C97F266E2991.png" manifest:media-type="image/png"/>
  <manifest:file-entry manifest:full-path="Pictures/10000001000003BB0000003C7A3661713B88C106.png" manifest:media-type="image/png"/>
  <manifest:file-entry manifest:full-path="Pictures/10000001000003B6000000C9586CAF8C6C60DB60.png" manifest:media-type="image/png"/>
  <manifest:file-entry manifest:full-path="Pictures/10000001000003B60000003B902F4618619F1B6D.png" manifest:media-type="image/png"/>
  <manifest:file-entry manifest:full-path="Pictures/10000001000003B600000398D4035105DAC8ABD9.png" manifest:media-type="image/png"/>
  <manifest:file-entry manifest:full-path="Pictures/10000001000003B6000001507B2B53AA610E73E6.png" manifest:media-type="image/png"/>
  <manifest:file-entry manifest:full-path="Pictures/10000001000003B60000003A19CF9A1C68D8CFAF.png" manifest:media-type="image/png"/>
  <manifest:file-entry manifest:full-path="Pictures/10000001000003B600000235053BC5EDDF758732.png" manifest:media-type="image/png"/>
  <manifest:file-entry manifest:full-path="Pictures/10000001000003B6000000D9787EBC68C91DFFCD.png" manifest:media-type="image/png"/>
  <manifest:file-entry manifest:full-path="Pictures/10000001000003B60000005BD0CE07247DC41EA2.png" manifest:media-type="image/png"/>
  <manifest:file-entry manifest:full-path="Pictures/10000001000003B6000000E301C7315BD14889D6.png" manifest:media-type="image/png"/>
  <manifest:file-entry manifest:full-path="Pictures/10000001000003B6000000DBCB843E0F4C2B7E2B.png" manifest:media-type="image/png"/>
  <manifest:file-entry manifest:full-path="Pictures/10000001000003B60000003A5831F8B03F606007.png" manifest:media-type="image/png"/>
  <manifest:file-entry manifest:full-path="Pictures/10000001000003B60000006DFD27112F18FC634D.png" manifest:media-type="image/png"/>
  <manifest:file-entry manifest:full-path="Pictures/10000001000003B60000002A4157E9DC79DF03EE.png" manifest:media-type="image/png"/>
  <manifest:file-entry manifest:full-path="Pictures/10000001000003B6000000895AC6288EC54441B4.png" manifest:media-type="image/png"/>
  <manifest:file-entry manifest:full-path="Pictures/10000001000003B60000005DE5445E9670BE60BC.png" manifest:media-type="image/png"/>
  <manifest:file-entry manifest:full-path="Pictures/10000001000003B6000000DBDCE74374FEB2595D.png" manifest:media-type="image/png"/>
  <manifest:file-entry manifest:full-path="Pictures/10000001000003B6000000DBC6DA4748AB030636.png" manifest:media-type="image/png"/>
  <manifest:file-entry manifest:full-path="Pictures/10000001000003BB0000006167E5DF63AFF791CB.png" manifest:media-type="image/png"/>
  <manifest:file-entry manifest:full-path="Pictures/10000001000003B6000000DB866EA706CF950C4D.png" manifest:media-type="image/png"/>
  <manifest:file-entry manifest:full-path="Pictures/10000001000003B6000000394E2D7D0192D82F86.png" manifest:media-type="image/png"/>
  <manifest:file-entry manifest:full-path="Pictures/10000001000003B6000000FF77B0AF9E4CD054E9.png" manifest:media-type="image/png"/>
  <manifest:file-entry manifest:full-path="Pictures/10000001000003B6000001910080C782618EA3F1.png" manifest:media-type="image/png"/>
  <manifest:file-entry manifest:full-path="Pictures/10000001000003B60000003F70CD056AD53C4A79.png" manifest:media-type="image/png"/>
  <manifest:file-entry manifest:full-path="Pictures/10000001000003B600000082D2A28C65F8C0F59B.png" manifest:media-type="image/png"/>
  <manifest:file-entry manifest:full-path="Pictures/10000001000003B60000009C4B179C562FBD046C.png" manifest:media-type="image/png"/>
  <manifest:file-entry manifest:full-path="Pictures/10000001000003B6000001BB2B8E31E37B5F96F1.png" manifest:media-type="image/png"/>
  <manifest:file-entry manifest:full-path="Pictures/10000001000003B60000002959A174B3FE2249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191b" officeooo:paragraph-rsid="0013191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3191b" officeooo:paragraph-rsid="0013191b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414d6" officeooo:paragraph-rsid="001414d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55a9f" officeooo:paragraph-rsid="00155a9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6bcc3" officeooo:paragraph-rsid="0016bcc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7fa98" officeooo:paragraph-rsid="0017fa98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1"><text:s/>Assignment No:- 05</text:span></text:p>
      <text:p text:style-name="P2"/>
      <text:p text:style-name="P2"/>
      <text:p text:style-name="P2"><text:span text:style-name="T1">1</text:span></text:p>
      <text:p text:style-name="P2"><text:span text:style-name="T1"/></text:p>
      <text:p text:style-name="P2"><draw:frame draw:style-name="fr2" draw:name="Image2" text:anchor-type="char" svg:x="0.049cm" svg:y="2.02cm" svg:width="17cm" svg:height="1.067cm" draw:z-index="1"><draw:image xlink:href="Pictures/10000001000003BB0000003C7A3661713B88C106.png" xlink:type="simple" xlink:show="embed" xlink:actuate="onLoad" draw:mime-type="image/png"/></draw:frame><draw:frame draw:style-name="fr3" draw:name="Image1" text:anchor-type="char" svg:width="17cm" svg:height="1.725cm" draw:z-index="0"><draw:image xlink:href="Pictures/10000001000003BB0000006167E5DF63AFF791CB.png" xlink:type="simple" xlink:show="embed" xlink:actuate="onLoad" draw:mime-type="image/png"/></draw:frame><text:span text:style-name="T1">2)</text:span></text:p>
      <text:p text:style-name="P2"><text:span text:style-name="T1"/></text:p>
      <text:p text:style-name="P2"><draw:frame draw:style-name="fr2" draw:name="Image3" text:anchor-type="char" svg:x="0cm" svg:y="0.333cm" svg:width="17cm" svg:height="7.176cm" draw:z-index="2"><draw:image xlink:href="Pictures/10000001000003B6000001910080C782618EA3F1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4" text:anchor-type="char" svg:x="-0.051cm" svg:y="-0.053cm" svg:width="17cm" svg:height="16.462cm" draw:z-index="3"><draw:image xlink:href="Pictures/10000001000003B600000398D4035105DAC8ABD9.png" xlink:type="simple" xlink:show="embed" xlink:actuate="onLoad" draw:mime-type="image/png"/></draw:frame><draw:frame draw:style-name="fr2" draw:name="Image5" text:anchor-type="char" svg:x="0cm" svg:y="17.339cm" svg:width="17cm" svg:height="4.06cm" draw:z-index="4"><draw:image xlink:href="Pictures/10000001000003B6000000E301C7315BD14889D6.png" xlink:type="simple" xlink:show="embed" xlink:actuate="onLoad" draw:mime-type="image/png"/></draw:frame><text:soft-page-break/><text:span text:style-name="T1">3)</text:span></text:p>
      <text:p text:style-name="P2"><draw:frame draw:style-name="fr2" draw:name="Image6" text:anchor-type="char" svg:x="0cm" svg:y="4.747cm" svg:width="17cm" svg:height="1.037cm" draw:z-index="5"><draw:image xlink:href="Pictures/10000001000003B60000003A19CF9A1C68D8CFAF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4)</text:span></text:p>
      <text:p text:style-name="P3"><draw:frame draw:style-name="fr1" draw:name="Image7" text:anchor-type="char" svg:width="17cm" svg:height="6.011cm" draw:z-index="6"><draw:image xlink:href="Pictures/10000001000003B6000001507B2B53AA610E73E6.png" xlink:type="simple" xlink:show="embed" xlink:actuate="onLoad" draw:mime-type="image/png"/></draw:frame><draw:frame draw:style-name="fr2" draw:name="Image8" text:anchor-type="char" svg:x="0.023cm" svg:y="6.422cm" svg:width="17cm" svg:height="1.055cm" draw:z-index="7"><draw:image xlink:href="Pictures/10000001000003B60000003B902F4618619F1B6D.png" xlink:type="simple" xlink:show="embed" xlink:actuate="onLoad" draw:mime-type="image/png"/></draw:frame><text:span text:style-name="T1"/></text:p>
      <text:p text:style-name="P3"><text:span text:style-name="T1">5)</text:span></text:p>
      <text:p text:style-name="P3"><draw:frame draw:style-name="fr1" draw:name="Image9" text:anchor-type="char" svg:width="17cm" svg:height="3.918cm" draw:z-index="8"><draw:image xlink:href="Pictures/10000001000003B6000000DBCB843E0F4C2B7E2B.png" xlink:type="simple" xlink:show="embed" xlink:actuate="onLoad" draw:mime-type="image/png"/></draw:frame><draw:frame draw:style-name="fr2" draw:name="Image10" text:anchor-type="char" svg:x="0cm" svg:y="4.216cm" svg:width="17cm" svg:height="1.037cm" draw:z-index="9"><draw:image xlink:href="Pictures/10000001000003B60000003ACBE0633A56BE2565.png" xlink:type="simple" xlink:show="embed" xlink:actuate="onLoad" draw:mime-type="image/png"/></draw:frame><text:span text:style-name="T1"/></text:p>
      <text:p text:style-name="P3"><text:span text:style-name="T1">6)</text:span></text:p>
      <text:p text:style-name="P4"><draw:frame draw:style-name="fr1" draw:name="Image11" text:anchor-type="char" svg:width="17cm" svg:height="3.023cm" draw:z-index="10"><draw:image xlink:href="Pictures/10000001000003B6000000A9A46BC70A1B0B909B.png" xlink:type="simple" xlink:show="embed" xlink:actuate="onLoad" draw:mime-type="image/png"/></draw:frame><draw:frame draw:style-name="fr2" draw:name="Image12" text:anchor-type="char" svg:x="0.025cm" svg:y="3.343cm" svg:width="17cm" svg:height="1.395cm" draw:z-index="11"><draw:image xlink:href="Pictures/10000001000003B60000004E3627C97F266E2991.png" xlink:type="simple" xlink:show="embed" xlink:actuate="onLoad" draw:mime-type="image/png"/></draw:frame><text:span text:style-name="T1">7)</text:span></text:p>
      <text:p text:style-name="P4"><draw:frame draw:style-name="fr2" draw:name="Image13" text:anchor-type="char" svg:x="0.095cm" svg:y="0.203cm" svg:width="17cm" svg:height="3.882cm" draw:z-index="12"><draw:image xlink:href="Pictures/10000001000003B6000000D9787EBC68C91DFFCD.png" xlink:type="simple" xlink:show="embed" xlink:actuate="onLoad" draw:mime-type="image/png"/></draw:frame><text:span text:style-name="T1"/></text:p>
      <text:p text:style-name="P4"><draw:frame draw:style-name="fr1" draw:name="Image14" text:anchor-type="char" svg:width="17cm" svg:height="1.037cm" draw:z-index="13"><draw:image xlink:href="Pictures/10000001000003B60000003A5831F8B03F606007.png" xlink:type="simple" xlink:show="embed" xlink:actuate="onLoad" draw:mime-type="image/png"/></draw:frame><text:soft-page-break/><text:span text:style-name="T1">8)</text:span></text:p>
      <text:p text:style-name="P5"><draw:frame draw:style-name="fr1" draw:name="Image15" text:anchor-type="char" svg:width="17cm" svg:height="2.45cm" draw:z-index="14"><draw:image xlink:href="Pictures/10000001000003B6000000895AC6288EC54441B4.png" xlink:type="simple" xlink:show="embed" xlink:actuate="onLoad" draw:mime-type="image/png"/></draw:frame><draw:frame draw:style-name="fr2" draw:name="Image16" text:anchor-type="char" svg:x="0.025cm" svg:y="2.886cm" svg:width="17cm" svg:height="3.918cm" draw:z-index="15"><draw:image xlink:href="Pictures/10000001000003B6000000DBDCE74374FEB2595D.png" xlink:type="simple" xlink:show="embed" xlink:actuate="onLoad" draw:mime-type="image/png"/></draw:frame><text:span text:style-name="T1">9)</text:span></text:p>
      <text:p text:style-name="P5"><draw:frame draw:style-name="fr2" draw:name="Image17" text:anchor-type="char" svg:x="-0.072cm" svg:y="0.194cm" svg:width="17cm" svg:height="3.918cm" draw:z-index="16"><draw:image xlink:href="Pictures/10000001000003B6000000DB866EA706CF950C4D.png" xlink:type="simple" xlink:show="embed" xlink:actuate="onLoad" draw:mime-type="image/png"/></draw:frame><draw:frame draw:style-name="fr2" draw:name="Image18" text:anchor-type="char" svg:x="-0.145cm" svg:y="4.523cm" svg:width="17cm" svg:height="1.02cm" draw:z-index="17"><draw:image xlink:href="Pictures/10000001000003B6000000394E2D7D0192D82F86.png" xlink:type="simple" xlink:show="embed" xlink:actuate="onLoad" draw:mime-type="image/png"/></draw:frame><draw:frame draw:style-name="fr2" draw:name="Image19" text:anchor-type="char" svg:x="0cm" svg:y="6.454cm" svg:width="17cm" svg:height="4.563cm" draw:z-index="18"><draw:image xlink:href="Pictures/10000001000003B6000000FF77B0AF9E4CD054E9.png" xlink:type="simple" xlink:show="embed" xlink:actuate="onLoad" draw:mime-type="image/png"/></draw:frame><text:span text:style-name="T1">10)</text:span></text:p>
      <text:p text:style-name="P5"><draw:frame draw:style-name="fr2" draw:name="Image20" text:anchor-type="char" svg:x="-0.049cm" svg:y="5.302cm" svg:width="17cm" svg:height="1.127cm" draw:z-index="19"><draw:image xlink:href="Pictures/10000001000003B60000003F70CD056AD53C4A79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11)</text:span></text:p>
      <text:p text:style-name="P5"><draw:frame draw:style-name="fr1" draw:name="Image21" text:anchor-type="char" svg:width="17cm" svg:height="3.597cm" draw:z-index="20"><draw:image xlink:href="Pictures/10000001000003B6000000C9586CAF8C6C60DB60.png" xlink:type="simple" xlink:show="embed" xlink:actuate="onLoad" draw:mime-type="image/png"/></draw:frame><text:span text:style-name="T1"/></text:p>
      <text:p text:style-name="P5"><draw:frame draw:style-name="fr1" draw:name="Image22" text:anchor-type="char" svg:width="17cm" svg:height="2.325cm" draw:z-index="21"><draw:image xlink:href="Pictures/10000001000003B600000082D2A28C65F8C0F59B.png" xlink:type="simple" xlink:show="embed" xlink:actuate="onLoad" draw:mime-type="image/png"/></draw:frame><text:span text:style-name="T1">12)</text:span></text:p>
      <text:p text:style-name="P6"><draw:frame draw:style-name="fr1" draw:name="Image23" text:anchor-type="char" svg:width="17cm" svg:height="2.79cm" draw:z-index="22"><draw:image xlink:href="Pictures/10000001000003B60000009C4B179C562FBD046C.png" xlink:type="simple" xlink:show="embed" xlink:actuate="onLoad" draw:mime-type="image/png"/></draw:frame><draw:frame draw:style-name="fr2" draw:name="Image24" text:anchor-type="char" svg:x="0.097cm" svg:y="3.08cm" svg:width="17cm" svg:height="0.732cm" draw:z-index="23"><draw:image xlink:href="Pictures/10000001000003B60000002959A174B3FE224929.png" xlink:type="simple" xlink:show="embed" xlink:actuate="onLoad" draw:mime-type="image/png"/></draw:frame><text:span text:style-name="T1">13)</text:span></text:p>
      <text:p text:style-name="P6"><draw:frame draw:style-name="fr2" draw:name="Image25" text:anchor-type="char" svg:x="0.139cm" svg:y="0.626cm" svg:width="17cm" svg:height="1.628cm" draw:z-index="24"><draw:image xlink:href="Pictures/10000001000003B60000005BD0CE07247DC41EA2.png" xlink:type="simple" xlink:show="embed" xlink:actuate="onLoad" draw:mime-type="image/png"/></draw:frame><text:span text:style-name="T1"/></text:p>
      <text:p text:style-name="P6"><draw:frame draw:style-name="fr2" draw:name="Image26" text:anchor-type="char" svg:x="0.071cm" svg:y="0.605cm" svg:width="17cm" svg:height="10.111cm" draw:z-index="25"><draw:image xlink:href="Pictures/10000001000003B600000235053BC5EDDF758732.png" xlink:type="simple" xlink:show="embed" xlink:actuate="onLoad" draw:mime-type="image/png"/></draw:frame><text:span text:style-name="T1"/></text:p>
      <text:p text:style-name="P6"><text:soft-page-break/><text:span text:style-name="T1">14)</text:span></text:p>
      <text:p text:style-name="P6"><draw:frame draw:style-name="fr1" draw:name="Image27" text:anchor-type="char" svg:width="17cm" svg:height="1.663cm" draw:z-index="26"><draw:image xlink:href="Pictures/10000001000003B60000005DE5445E9670BE60BC.png" xlink:type="simple" xlink:show="embed" xlink:actuate="onLoad" draw:mime-type="image/png"/></draw:frame><draw:frame draw:style-name="fr2" draw:name="Image28" text:anchor-type="char" svg:x="0cm" svg:y="1.923cm" svg:width="17cm" svg:height="0.751cm" draw:z-index="27"><draw:image xlink:href="Pictures/10000001000003B60000002A4157E9DC79DF03EE.png" xlink:type="simple" xlink:show="embed" xlink:actuate="onLoad" draw:mime-type="image/png"/></draw:frame><text:span text:style-name="T1">15)</text:span></text:p>
      <text:p text:style-name="P6"><draw:frame draw:style-name="fr1" draw:name="Image29" text:anchor-type="char" svg:width="17cm" svg:height="3.918cm" draw:z-index="28"><draw:image xlink:href="Pictures/10000001000003B6000000DBC6DA4748AB030636.png" xlink:type="simple" xlink:show="embed" xlink:actuate="onLoad" draw:mime-type="image/png"/></draw:frame><draw:frame draw:style-name="fr2" draw:name="Image30" text:anchor-type="char" svg:x="-0.168cm" svg:y="4.45cm" svg:width="17cm" svg:height="1.305cm" draw:z-index="29"><draw:image xlink:href="Pictures/10000001000003B600000049E8D3E4C8BB6DD82B.png" xlink:type="simple" xlink:show="embed" xlink:actuate="onLoad" draw:mime-type="image/png"/></draw:frame><text:span text:style-name="T1">16)</text:span></text:p>
      <text:p text:style-name="P6"><draw:frame draw:style-name="fr1" draw:name="Image31" text:anchor-type="char" svg:width="17cm" svg:height="1.806cm" draw:z-index="30"><draw:image xlink:href="Pictures/10000001000003B600000065E09695F8890692E9.png" xlink:type="simple" xlink:show="embed" xlink:actuate="onLoad" draw:mime-type="image/png"/></draw:frame><draw:frame draw:style-name="fr2" draw:name="Image32" text:anchor-type="char" svg:x="0cm" svg:y="2.044cm" svg:width="17cm" svg:height="7.927cm" draw:z-index="31"><draw:image xlink:href="Pictures/10000001000003B6000001BB2B8E31E37B5F96F1.png" xlink:type="simple" xlink:show="embed" xlink:actuate="onLoad" draw:mime-type="image/png"/></draw:frame><text:span text:style-name="T1">17)</text:span></text:p>
      <text:p text:style-name="P6"><draw:frame draw:style-name="fr2" draw:name="Image33" text:anchor-type="char" svg:x="0cm" svg:y="0.316cm" svg:width="17cm" svg:height="2.863cm" draw:z-index="32"><draw:image xlink:href="Pictures/10000001000003B6000000A01CC41C291A6E492F.png" xlink:type="simple" xlink:show="embed" xlink:actuate="onLoad" draw:mime-type="image/png"/></draw:frame><text:span text:style-name="T1"/></text:p>
      <text:p text:style-name="P6"><text:span text:style-name="T1"/></text:p>
      <text:p text:style-name="P6"><draw:frame draw:style-name="fr1" draw:name="Image34" text:anchor-type="char" svg:width="17cm" svg:height="1.949cm" draw:z-index="33"><draw:image xlink:href="Pictures/10000001000003B60000006DFD27112F18FC634D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1:43:01.855733108</meta:creation-date>
    <dc:date>2023-12-10T22:44:42.696987044</dc:date>
    <meta:editing-duration>PT10M48S</meta:editing-duration>
    <meta:editing-cycles>1</meta:editing-cycles>
    <meta:document-statistic meta:table-count="0" meta:image-count="34" meta:object-count="0" meta:page-count="7" meta:paragraph-count="18" meta:word-count="20" meta:character-count="106" meta:non-whitespace-character-count="57"/>
    <meta:generator>LibreOffice/7.3.7.2$Linux_X86_64 LibreOffice_project/30$Build-2</meta:generator>
  </office:meta>
</office:document-meta>
</file>